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normal" style:font-weight-asian="normal" style:font-weight-complex="normal"/>
    </style:style>
    <style:style style:name="P3" style:family="paragraph" style:parent-style-name="Standard">
      <style:paragraph-properties fo:text-align="justify" style:justify-single-word="false"/>
      <style:text-properties style:text-underline-style="solid" style:text-underline-width="auto" style:text-underline-color="font-color" fo:font-weight="normal" style:font-weight-asian="normal" style:font-weight-complex="normal"/>
    </style:style>
    <style:style style:name="P4" style:family="paragraph" style:parent-style-name="Standard">
      <style:paragraph-properties fo:text-align="justify" style:justify-single-word="false"/>
      <style:text-properties style:text-underline-style="none" fo:font-weight="normal" style:font-weight-asian="normal" style:font-weight-complex="normal"/>
    </style:style>
    <style:style style:name="P5" style:family="paragraph" style:parent-style-name="Standard">
      <style:paragraph-properties fo:margin-top="0cm" fo:margin-bottom="0cm"/>
      <style:text-properties style:font-name="Courier New" fo:font-size="10pt" style:font-size-asian="10pt" style:font-size-complex="10pt"/>
    </style:style>
    <style:style style:name="P6" style:family="paragraph" style:parent-style-name="Preformatted_20_Text">
      <style:paragraph-properties fo:margin-top="0cm" fo:margin-bottom="0cm" fo:line-height="125%"/>
    </style:style>
    <style:style style:name="P7" style:family="paragraph" style:parent-style-name="Preformatted_20_Text">
      <style:paragraph-properties fo:margin-top="0cm" fo:margin-bottom="0cm" fo:line-height="125%" fo:text-align="justify" style:justify-single-word="false"/>
      <style:text-properties style:text-underline-style="solid" style:text-underline-width="auto" style:text-underline-color="font-color" fo:font-weight="normal" style:font-weight-asian="normal" style:font-weight-complex="normal"/>
    </style:style>
    <style:style style:name="P8" style:family="paragraph" style:parent-style-name="Preformatted_20_Text">
      <style:paragraph-properties fo:margin-top="0cm" fo:margin-bottom="0cm" fo:line-height="125%"/>
      <style:text-properties fo:color="#bc7a00"/>
    </style:style>
    <style:style style:name="P9" style:family="paragraph" style:parent-style-name="Preformatted_20_Text">
      <style:paragraph-properties fo:margin-top="0cm" fo:margin-bottom="0cm" fo:line-height="125%" fo:text-align="justify" style:justify-single-word="false"/>
      <style:text-properties fo:color="#bc7a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Preformatted_20_Text">
      <style:paragraph-properties fo:margin-top="0cm" fo:margin-bottom="0cm" fo:line-height="125%" fo:text-align="justify" style:justify-single-word="false"/>
      <style:text-properties fo:color="#000000" style:font-name="Times New Roman"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11" style:family="paragraph" style:parent-style-name="Preformatted_20_Text">
      <style:paragraph-properties fo:margin-top="0cm" fo:margin-bottom="0cm" fo:line-height="125%" fo:text-align="justify" style:justify-single-word="false"/>
      <style:text-properties fo:color="#000000" style:font-name="Times New Roman"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12" style:family="paragraph" style:parent-style-name="Preformatted_20_Text">
      <style:paragraph-properties fo:margin-top="0cm" fo:margin-bottom="0cm" fo:line-height="125%" fo:text-align="justify" style:justify-single-word="false"/>
      <style:text-properties fo:color="#0000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Preformatted_20_Text">
      <style:paragraph-properties fo:margin-top="0cm" fo:margin-bottom="0cm" fo:line-height="125%" fo:text-align="justify" style:justify-single-word="false"/>
      <style:text-properties fo:color="#000000" style:font-name="Times New Roman" fo:font-size="12pt" style:text-underline-style="solid" style:text-underline-width="auto" style:text-underline-color="font-color" fo:font-weight="normal" style:font-size-asian="12pt" style:font-weight-asian="normal" style:font-size-complex="12pt" style:font-weight-complex="normal"/>
    </style:style>
    <style:style style:name="P14" style:family="paragraph" style:parent-style-name="Preformatted_20_Text">
      <style:paragraph-properties fo:margin-top="0cm" fo:margin-bottom="0cm" fo:line-height="125%" fo:text-align="justify" style:justify-single-word="false"/>
      <style:text-properties fo:color="#000000" style:font-name="Times New Roman" fo:font-size="12pt" style:text-underline-style="none" fo:font-weight="normal" style:font-size-asian="12pt" style:font-weight-asian="normal" style:font-size-complex="12pt" style:font-weight-complex="normal"/>
    </style:style>
    <style:style style:name="P15" style:family="paragraph" style:parent-style-name="Preformatted_20_Text">
      <style:paragraph-properties fo:margin-top="0cm" fo:margin-bottom="0cm" fo:line-height="125%"/>
      <style:text-properties fo:color="#000000"/>
    </style:style>
    <style:style style:name="P16" style:family="paragraph" style:parent-style-name="Preformatted_20_Text">
      <style:paragraph-properties fo:margin-top="0cm" fo:margin-bottom="0cm" fo:line-height="125%" fo:text-align="justify" style:justify-single-word="false"/>
      <style:text-properties fo:color="#000000" style:font-name="Courier New" fo:font-size="10pt" fo:font-style="normal" style:text-underline-style="none" fo:font-weight="normal" style:font-size-asian="10pt" style:font-style-asian="normal" style:font-weight-asian="normal" style:font-size-complex="10pt" style:font-style-complex="normal" style:font-weight-complex="normal"/>
    </style:style>
    <style:style style:name="P17" style:family="paragraph" style:parent-style-name="Preformatted_20_Text">
      <style:paragraph-properties fo:margin-top="0cm" fo:margin-bottom="0cm" fo:line-height="125%" fo:text-align="start" style:justify-single-word="false"/>
      <style:text-properties fo:color="#000000" style:font-name="Courier New" fo:font-size="10pt" fo:font-style="normal" style:text-underline-style="none" fo:font-weight="normal" style:font-size-asian="10pt" style:font-style-asian="normal" style:font-weight-asian="normal" style:font-size-complex="10pt" style:font-style-complex="normal" style:font-weight-complex="normal"/>
    </style:style>
    <style:style style:name="P18" style:family="paragraph" style:parent-style-name="Preformatted_20_Text">
      <style:paragraph-properties fo:margin-top="0cm" fo:margin-bottom="0cm" fo:line-height="125%" fo:text-align="justify" style:justify-single-word="false"/>
      <style:text-properties fo:color="#000000" style:font-name="Courier New" fo:font-size="10pt" style:text-underline-style="none" fo:font-weight="normal" style:font-size-asian="10pt" style:font-weight-asian="normal" style:font-size-complex="10pt" style:font-weight-complex="normal"/>
    </style:style>
    <style:style style:name="P19" style:family="paragraph" style:parent-style-name="Preformatted_20_Text">
      <style:paragraph-properties fo:margin-top="0cm" fo:margin-bottom="0cm" fo:line-height="125%" fo:text-align="justify" style:justify-single-word="false"/>
      <style:text-properties fo:color="#000000" style:font-name="Courier New" fo:font-size="11pt" style:text-underline-style="solid" style:text-underline-width="auto" style:text-underline-color="font-color" fo:font-weight="normal" style:font-size-asian="11pt" style:font-weight-asian="normal" style:font-size-complex="11pt" style:font-weight-complex="normal"/>
    </style:style>
    <style:style style:name="P20" style:family="paragraph" style:parent-style-name="Preformatted_20_Text">
      <style:paragraph-properties fo:margin-top="0cm" fo:margin-bottom="0cm" fo:line-height="125%" fo:text-align="justify" style:justify-single-word="false"/>
      <style:text-properties fo:color="#000000" style:font-name="Courier New" fo:font-size="11pt" style:text-underline-style="none" fo:font-weight="normal" style:font-size-asian="11pt" style:font-weight-asian="normal" style:font-size-complex="11pt" style:font-weight-complex="normal"/>
    </style:style>
    <style:style style:name="P21" style:family="paragraph" style:parent-style-name="Preformatted_20_Text">
      <style:paragraph-properties fo:margin-top="0cm" fo:margin-bottom="0cm" fo:line-height="125%"/>
      <style:text-properties fo:color="#666666"/>
    </style:style>
    <style:style style:name="P22" style:family="paragraph" style:parent-style-name="Preformatted_20_Text">
      <style:paragraph-properties fo:margin-top="0cm" fo:margin-bottom="0cm" fo:line-height="125%" fo:text-align="justify" style:justify-single-word="false"/>
      <style:text-properties fo:color="#666666" style:text-underline-style="none" fo:font-weight="normal" style:font-weight-asian="normal" style:font-weight-complex="normal"/>
    </style:style>
    <style:style style:name="P23" style:family="paragraph" style:parent-style-name="Preformatted_20_Text">
      <style:paragraph-properties fo:margin-top="0cm" fo:margin-bottom="0cm" fo:line-height="125%" fo:text-align="justify" style:justify-single-word="false"/>
      <style:text-properties fo:color="#666666" style:font-name="Times New Roman" fo:font-size="12pt" style:text-underline-style="none" fo:font-weight="normal" style:font-size-asian="12pt" style:font-weight-asian="normal" style:font-size-complex="12pt" style:font-weight-complex="normal"/>
    </style:style>
    <style:style style:name="P24" style:family="paragraph" style:parent-style-name="Preformatted_20_Text">
      <style:paragraph-properties fo:margin-top="0cm" fo:margin-bottom="0cm" fo:line-height="125%" fo:text-align="justify" style:justify-single-word="false"/>
      <style:text-properties style:text-underline-style="none" fo:font-weight="normal" style:font-weight-asian="normal" style:font-weight-complex="normal"/>
    </style:style>
    <style:style style:name="P25" style:family="paragraph" style:parent-style-name="Preformatted_20_Text">
      <style:paragraph-properties fo:line-height="125%"/>
    </style:style>
    <style:style style:name="P26" style:family="paragraph" style:parent-style-name="Preformatted_20_Text">
      <style:paragraph-properties fo:line-height="125%"/>
      <style:text-properties style:font-name="Courier New" fo:font-size="10pt" fo:font-style="normal" style:text-underline-style="none" style:font-size-asian="10pt" style:font-style-asian="normal" style:font-size-complex="10pt" style:font-style-complex="normal"/>
    </style:style>
    <style:style style:name="P27" style:family="paragraph" style:parent-style-name="Preformatted_20_Text">
      <style:paragraph-properties fo:line-height="125%" fo:text-align="start" style:justify-single-word="false"/>
      <style:text-properties style:font-name="Courier New" fo:font-size="10pt" fo:font-style="normal" style:text-underline-style="none" style:font-size-asian="10pt" style:font-style-asian="normal" style:font-size-complex="10pt" style:font-style-complex="normal"/>
    </style:style>
    <style:style style:name="P28" style:family="paragraph" style:parent-style-name="Preformatted_20_Text">
      <style:paragraph-properties fo:line-height="125%"/>
      <style:text-properties style:font-name="Courier New" fo:font-size="10pt" style:font-size-asian="10pt" style:font-size-complex="10pt"/>
    </style:style>
    <style:style style:name="P29" style:family="paragraph" style:parent-style-name="Preformatted_20_Text">
      <style:paragraph-properties fo:line-height="125%"/>
      <style:text-properties fo:color="#666666" style:font-name="Courier New" fo:font-size="10pt" fo:font-style="normal" style:text-underline-style="none" style:font-size-asian="10pt" style:font-style-asian="normal" style:font-size-complex="10pt" style:font-style-complex="normal"/>
    </style:style>
    <style:style style:name="P30" style:family="paragraph" style:parent-style-name="Preformatted_20_Text">
      <style:paragraph-properties fo:line-height="125%"/>
      <style:text-properties fo:color="#ba2121" fo:font-style="italic"/>
    </style:style>
    <style:style style:name="P31" style:family="paragraph" style:parent-style-name="Preformatted_20_Text">
      <style:paragraph-properties fo:line-height="125%"/>
      <style:text-properties fo:color="#ba2121"/>
    </style:style>
    <style:style style:name="P32" style:family="paragraph" style:parent-style-name="Preformatted_20_Text">
      <style:paragraph-properties fo:line-height="125%"/>
      <style:text-properties fo:color="#408080" fo:font-style="italic"/>
    </style:style>
    <style:style style:name="P33" style:family="paragraph" style:parent-style-name="Preformatted_20_Text">
      <style:paragraph-properties fo:text-align="justify" style:justify-single-word="false"/>
      <style:text-properties style:text-underline-style="none" fo:font-weight="normal" style:font-weight-asian="normal" style:font-weight-complex="normal"/>
    </style:style>
    <style:style style:name="P34" style:family="paragraph" style:parent-style-name="Preformatted_20_Text">
      <style:paragraph-properties fo:margin-top="0cm" fo:margin-bottom="0.499cm" fo:line-height="125%"/>
    </style:style>
    <style:style style:name="P35" style:family="paragraph" style:parent-style-name="Preformatted_20_Text">
      <style:paragraph-properties fo:margin-top="0cm" fo:margin-bottom="0.499cm" fo:line-height="125%"/>
      <style:text-properties style:font-name="Courier New" fo:font-size="10pt" fo:font-style="normal" style:text-underline-style="none" style:font-size-asian="10pt" style:font-style-asian="normal" style:font-size-complex="10pt" style:font-style-complex="normal"/>
    </style:style>
    <style:style style:name="P36" style:family="paragraph" style:parent-style-name="Preformatted_20_Text">
      <style:paragraph-properties fo:margin-top="0cm" fo:margin-bottom="0.499cm" fo:line-height="125%" fo:text-align="start" style:justify-single-word="false"/>
      <style:text-properties style:font-name="Courier New" fo:font-size="10pt" fo:font-style="normal" style:text-underline-style="none" style:font-size-asian="10pt" style:font-style-asian="normal" style:font-size-complex="10pt" style:font-style-complex="normal"/>
    </style:style>
    <style:style style:name="T1" style:family="text">
      <style:text-properties style:text-underline-style="none"/>
    </style:style>
    <style:style style:name="T2" style:family="text">
      <style:text-properties style:text-underline-style="none" fo:font-weight="bold" style:font-weight-asian="bold" style:font-weight-complex="bold"/>
    </style:style>
    <style:style style:name="T3" style:family="text">
      <style:text-properties fo:color="#666666"/>
    </style:style>
    <style:style style:name="T4" style:family="text">
      <style:text-properties fo:color="#666666" style:text-underline-style="none"/>
    </style:style>
    <style:style style:name="T5" style:family="text">
      <style:text-properties fo:color="#ba2121"/>
    </style:style>
    <style:style style:name="T6" style:family="text">
      <style:text-properties fo:color="#ba2121" style:text-underline-style="none"/>
    </style:style>
    <style:style style:name="T7" style:family="text">
      <style:text-properties fo:font-style="italic"/>
    </style:style>
    <style:style style:name="T8" style:family="text">
      <style:text-properties fo:font-style="normal" style:font-style-asian="normal" style:font-style-complex="normal"/>
    </style:style>
    <style:style style:name="T9" style:family="text">
      <style:text-properties fo:font-style="normal" style:text-underline-style="none" style:font-style-asian="normal" style:font-style-complex="normal"/>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color="#000000" fo:font-style="normal" style:font-style-asian="normal" style:font-style-complex="normal"/>
    </style:style>
    <style:style style:name="T13" style:family="text">
      <style:text-properties fo:color="#19177c"/>
    </style:style>
    <style:style style:name="T14" style:family="text">
      <style:text-properties fo:color="#bb6622" fo:font-weight="bold"/>
    </style:style>
    <style:style style:name="T15" style:family="text">
      <style:text-properties fo:color="#008000"/>
    </style:style>
    <style:style style:name="T16" style:family="text">
      <style:text-properties fo:color="#008000" fo:font-weight="bold"/>
    </style:style>
    <style:style style:name="T17" style:family="text">
      <style:text-properties fo:color="#008000" style:text-underline-style="none"/>
    </style:style>
    <style:style style:name="T18" style:family="text">
      <style:text-properties fo:color="#cc0000" style:text-underline-style="solid" style:text-underline-width="auto" style:text-underline-color="font-color"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OD WORDPRESS ON ALPINE</text:p>
      <text:p text:style-name="P2"/>
      <text:p text:style-name="P3">Dockerfile<text:span text:style-name="T1"> :</text:span></text:p>
      <text:p text:style-name="P4"/>
      <text:p text:style-name="P33">FROM alpine</text:p>
      <text:p text:style-name="P6"/>
      <text:p text:style-name="P8">#1</text:p>
      <text:p text:style-name="P6">RUN apk update</text:p>
      <text:p text:style-name="P6">RUN apk add openssl --no-cache </text:p>
      <text:p text:style-name="P6">RUN apk add openrc <text:span text:style-name="T3">--</text:span>no<text:span text:style-name="T3">-</text:span>cache</text:p>
      <text:p text:style-name="P6">RUN apk add nginx --no-cache</text:p>
      <text:p text:style-name="P6">RUN apk add wget php7<text:span text:style-name="T3">-</text:span>fpm php7<text:span text:style-name="T3">-</text:span>opcache php7<text:span text:style-name="T3">-</text:span>gd php7<text:span text:style-name="T3">-</text:span>mysqli php7<text:span text:style-name="T3">-</text:span>zlib php7<text:span text:style-name="T3">-</text:span>curl php7<text:span text:style-name="T3">-</text:span>mbstring php7<text:span text:style-name="T3">-</text:span>json php7<text:span text:style-name="T3">-</text:span>session --no-cache</text:p>
      <text:p text:style-name="P6"/>
      <text:p text:style-name="P8">#2</text:p>
      <text:p text:style-name="P5">RUN adduser -D -g 'www' www</text:p>
      <text:p text:style-name="P6">RUN mkdir <text:span text:style-name="T3">-</text:span>p <text:span text:style-name="T3">/</text:span>www</text:p>
      <text:p text:style-name="P6">RUN chown <text:span text:style-name="T3">-</text:span>R www<text:span text:style-name="T3">:</text:span>www <text:span text:style-name="T3">/</text:span>var<text:span text:style-name="T3">/</text:span>lib<text:span text:style-name="T3">/</text:span>nginx</text:p>
      <text:p text:style-name="P6">RUN chown <text:span text:style-name="T3">-</text:span>R www<text:span text:style-name="T3">:</text:span>www <text:span text:style-name="T3">/</text:span>www</text:p>
      <text:p text:style-name="P6">RUN mkdir <text:span text:style-name="T3">-</text:span>p <text:span text:style-name="T3">/</text:span>run<text:span text:style-name="T3">/</text:span>nginx</text:p>
      <text:p text:style-name="P6"/>
      <text:p text:style-name="P8">#3</text:p>
      <text:p text:style-name="P6">RUN openssl req <text:span text:style-name="T3">-</text:span>x509 <text:span text:style-name="T3">-</text:span>nodes <text:span text:style-name="T3">-</text:span>days <text:span text:style-name="T3">365</text:span> <text:span text:style-name="T3">-</text:span>newkey rsa<text:span text:style-name="T3">:2048</text:span> <text:span text:style-name="T3">-</text:span>subj <text:span text:style-name="T5">"/C=FR/ST=France/L=Paris/O=42/OU=42Paris/CN=qroland"</text:span> <text:span text:style-name="T3">-</text:span>keyout <text:span text:style-name="T3">/</text:span>etc<text:span text:style-name="T3">/</text:span>ssl<text:span text:style-name="T3">/</text:span>private<text:span text:style-name="T3">/</text:span>nginx.key <text:span text:style-name="T3">-</text:span>out <text:span text:style-name="T3">/</text:span>etc<text:span text:style-name="T3">/</text:span>ssl<text:span text:style-name="T3">/</text:span>certs<text:span text:style-name="T3">/</text:span>nginx.crt</text:p>
      <text:p text:style-name="P6"/>
      <text:p text:style-name="P8">#4</text:p>
      <text:p text:style-name="P6">COPY nginx.conf <text:span text:style-name="T3">/</text:span>etc<text:span text:style-name="T3">/</text:span>nginx<text:span text:style-name="T3">/</text:span>nginx.conf</text:p>
      <text:p text:style-name="P6"/>
      <text:p text:style-name="P8">#5</text:p>
      <text:p text:style-name="P6">COPY php_setup.sh <text:span text:style-name="T3">/</text:span>root<text:span text:style-name="T3">/</text:span>php_setup.sh</text:p>
      <text:p text:style-name="P6">RUN chmod <text:span text:style-name="T3">+</text:span>x <text:span text:style-name="T3">/</text:span>root<text:span text:style-name="T3">/</text:span>php_setup.sh</text:p>
      <text:p text:style-name="P6">RUN <text:span text:style-name="T3">/</text:span>root<text:span text:style-name="T3">/</text:span>php_setup.sh</text:p>
      <text:p text:style-name="P6">RUN rm <text:span text:style-name="T3">/</text:span>root<text:span text:style-name="T3">/</text:span>php_setup.sh</text:p>
      <text:p text:style-name="P6"/>
      <text:p text:style-name="P8">#6</text:p>
      <text:p text:style-name="P6">RUN wget http<text:span text:style-name="T3">:</text:span><text:span text:style-name="T12">//fr.wordpress.org/latest-fr_FR.tar.gz -P /tmp</text:span></text:p>
      <text:p text:style-name="P6">RUN tar xzf <text:span text:style-name="T3">/</text:span>tmp<text:span text:style-name="T3">/</text:span>latest<text:span text:style-name="T3">-</text:span>fr_FR.tar.gz <text:span text:style-name="T3">-</text:span>C <text:span text:style-name="T3">/</text:span>www<text:span text:style-name="T3">/</text:span></text:p>
      <text:p text:style-name="P15">RUN rm /tmp/latest-fr_FR.tar.gz</text:p>
      <text:p text:style-name="P21"/>
      <text:p text:style-name="P6">COPY wp<text:span text:style-name="T3">-</text:span>config.php <text:span text:style-name="T3">/</text:span>www<text:span text:style-name="T3">/</text:span>wordpress<text:span text:style-name="T3">/</text:span>wp<text:span text:style-name="T3">-</text:span>config.php</text:p>
      <text:p text:style-name="P6"/>
      <text:p text:style-name="P8">#7</text:p>
      <text:p text:style-name="P6">CMD<text:tab/>php<text:span text:style-name="T3">-</text:span>fpm7 <text:span text:style-name="T3">-</text:span>R; \</text:p>
      <text:p text:style-name="P6"><text:tab/>nginx <text:span text:style-name="T3">-</text:span>g <text:span text:style-name="T5">"daemon off;"</text:span></text:p>
      <text:p text:style-name="P24"/>
      <text:p text:style-name="P7"><text:span text:style-name="T1">EXPOSE </text:span><text:span text:style-name="T4">5050</text:span></text:p>
      <text:p text:style-name="P22"/>
      <text:p text:style-name="P23"/>
      <text:p text:style-name="P23"/>
      <text:p text:style-name="P23"/>
      <text:p text:style-name="P23"><text:soft-page-break/></text:p>
      <text:p text:style-name="P23"/>
      <text:p text:style-name="P23"/>
      <text:p text:style-name="P10"><text:span text:style-name="T1">Explications </text:span><text:span text:style-name="T9">:</text:span></text:p>
      <text:p text:style-name="P12"/>
      <text:p text:style-name="P11"><text:span text:style-name="T9">#1</text:span><text:span text:style-name="T10">. Comme d'habitude, on utilise apk pour installer les packages dont on va avoir besoin sur ce container, sans mettre en cache les index pour des questions de taille.</text:span></text:p>
      <text:p text:style-name="P12">On ajoute openrc pour gérer nos services, openssl car on va faire tourner wordpress en https, nginx car notre wordpress doit avoir son propre serveur, puis des dépendances PHP car wordpress tourne sur PHP, il faudra donc qu'on installe PHP sur notre serveur NGINX.</text:p>
      <text:p text:style-name="P12"/>
      <text:p text:style-name="P11"><text:span text:style-name="T9">#2</text:span><text:span text:style-name="T10">. Rien de nouveau, on crée l'utilisateur du serveur et on lui donne les permissions.</text:span></text:p>
      <text:p text:style-name="P12"/>
      <text:p text:style-name="P11"><text:span text:style-name="T9">#3</text:span><text:span text:style-name="T10">. De même, on met en place nos certificats pour l'encryption TLS, rien de nouveau.</text:span></text:p>
      <text:p text:style-name="P12"/>
      <text:p text:style-name="P11"><text:span text:style-name="T9">#4</text:span><text:span text:style-name="T10">. On copie notre configuration nginx pour remplacer celle par défaut.</text:span></text:p>
      <text:p text:style-name="P12"/>
      <text:p text:style-name="P11"><text:span text:style-name="T9">#5</text:span><text:span text:style-name="T10">. Il s'agit ici de l'étape qui permet d'installer PHP sur NGINX Alpine. On a regroupé toutes les commandes nécessaires dans un script sh (voir ci-dessous). Les commandes ont été reprises du guide d'installation de PHP7 sur NGINX Alpine :</text:span></text:p>
      <text:p text:style-name="P11"><text:a xlink:type="simple" xlink:href="https://wiki.alpinelinux.org/wiki/Nginx_with_PHP#PHP7_Installation" text:style-name="Internet_20_link" text:visited-style-name="Visited_20_Internet_20_Link"><text:span text:style-name="T11">https://wiki.alpinelinux.org/wiki/Nginx_with_PHP#PHP7_Installation</text:span></text:a><text:span text:style-name="T10"> </text:span></text:p>
      <text:p text:style-name="P12"/>
      <text:p text:style-name="P11"><text:span text:style-name="T9">#6</text:span><text:span text:style-name="T10">. On télécharge la dernière version de Wordpress, on la décompresse dans notre dossier /www, puis on supprime l'archive. Ensuite, on copie notre fichier de configuration dans le dossier d'installation de wordpress.</text:span></text:p>
      <text:p text:style-name="P12"/>
      <text:p text:style-name="P11"><text:span text:style-name="T9">#7</text:span><text:span text:style-name="T10">. On démarre php-fpm7 (le flag -R permet de faire tourner ce processus en tant que root, car on est l'utilisateur root dans le container et que par défaut, php-fpm interdit de tourner en tant que root). Puis on démarre notre serveur nginx, en premier plan pour éviter que le container ne s'arrête.</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1"><text:soft-page-break/><text:span text:style-name="T11">php_setup.sh</text:span><text:span text:style-name="T10"> :</text:span></text:p>
      <text:p text:style-name="P12"/>
      <text:p text:style-name="P17"><text:span text:style-name="T13">PHP_FPM_USER</text:span><text:span text:style-name="T3">=</text:span><text:span text:style-name="T5">"www"</text:span></text:p>
      <text:p text:style-name="P27"><text:span text:style-name="T13">PHP_FPM_GROUP</text:span><text:span text:style-name="T3">=</text:span><text:span text:style-name="T5">"www"</text:span></text:p>
      <text:p text:style-name="P27"><text:span text:style-name="T13">PHP_FPM_LISTEN_MODE</text:span><text:span text:style-name="T3">=</text:span><text:span text:style-name="T5">"0660"</text:span></text:p>
      <text:p text:style-name="P27"><text:span text:style-name="T13">PHP_MEMORY_LIMIT</text:span><text:span text:style-name="T3">=</text:span><text:span text:style-name="T5">"512M"</text:span></text:p>
      <text:p text:style-name="P27"><text:span text:style-name="T13">PHP_MAX_UPLOAD</text:span><text:span text:style-name="T3">=</text:span><text:span text:style-name="T5">"50M"</text:span></text:p>
      <text:p text:style-name="P27"><text:span text:style-name="T13">PHP_MAX_FILE_UPLOAD</text:span><text:span text:style-name="T3">=</text:span><text:span text:style-name="T5">"200"</text:span></text:p>
      <text:p text:style-name="P27"><text:span text:style-name="T13">PHP_MAX_POST</text:span><text:span text:style-name="T3">=</text:span><text:span text:style-name="T5">"100M"</text:span></text:p>
      <text:p text:style-name="P27"><text:span text:style-name="T13">PHP_DISPLAY_ERRORS</text:span><text:span text:style-name="T3">=</text:span><text:span text:style-name="T5">"On"</text:span></text:p>
      <text:p text:style-name="P27"><text:span text:style-name="T13">PHP_DISPLAY_STARTUP_ERRORS</text:span><text:span text:style-name="T3">=</text:span><text:span text:style-name="T5">"On"</text:span></text:p>
      <text:p text:style-name="P27"><text:span text:style-name="T13">PHP_ERROR_REPORTING</text:span><text:span text:style-name="T3">=</text:span><text:span text:style-name="T5">"E_COMPILE_ERROR\|E_RECOVERABLE_ERROR\|E_ERROR\|E_CORE_ERROR"</text:span></text:p>
      <text:p text:style-name="P27"><text:span text:style-name="T13">PHP_CGI_FIX_PATHINFO</text:span><text:span text:style-name="T3">=</text:span>0</text:p>
      <text:p text:style-name="P27"/>
      <text:p text:style-name="P27">sed -i <text:span text:style-name="T5">"s|;listen.owner\s*=\s*nobody|listen.owner = ${PHP_FPM_USER}|g"</text:span> /etc/php7/php-fpm.d/www.conf</text:p>
      <text:p text:style-name="P27">sed -i <text:span text:style-name="T5">"s|;listen.group\s*=\s*nobody|listen.group = ${PHP_FPM_GROUP}|g"</text:span> /etc/php7/php-fpm.d/www.conf</text:p>
      <text:p text:style-name="P27">sed -i <text:span text:style-name="T5">"s|;listen.mode\s*=\s*0660|listen.mode = ${PHP_FPM_LISTEN_MODE}|g"</text:span> /etc/php7/php-fpm.d/www.conf</text:p>
      <text:p text:style-name="P27">sed -i <text:span text:style-name="T5">"s|user\s*=\s*nobody|user = ${PHP_FPM_USER}|g"</text:span> /etc/php7/php-fpm.d/www.conf</text:p>
      <text:p text:style-name="P27">sed -i <text:span text:style-name="T5">"s|group\s*=\s*nobody|group = ${PHP_FPM_GROUP}|g"</text:span> /etc/php7/php-fpm.d/www.conf</text:p>
      <text:p text:style-name="P27">sed -i <text:span text:style-name="T5">"s|;log_level\s*=\s*notice|log_level = notice|g"</text:span> /etc/php7/php-fpm.d/www.conf</text:p>
      <text:p text:style-name="P27"/>
      <text:p text:style-name="P27">sed -i <text:span text:style-name="T5">"s|display_errors\s*=\s*Off|display_errors = ${PHP_DISPLAY_ERRORS}|i"</text:span> /etc/php7/php.ini</text:p>
      <text:p text:style-name="P27">sed -i <text:span text:style-name="T5">"s|display_startup_errors\s*=\s*Off|display_startup_errors = ${PHP_DISPLAY_STARTUP_ERRORS}|i"</text:span> /etc/php7/php.ini</text:p>
      <text:p text:style-name="P27">sed -i <text:span text:style-name="T5">"s|error_reporting\s*=\s*E_ALL &amp; ~E_DEPRECATED &amp; ~E_STRICT|error_reporting = ${PHP_ERROR_REPORTING}|i"</text:span> /etc/php7/php.ini</text:p>
      <text:p text:style-name="P27">sed -i <text:span text:style-name="T5">"s|;*memory_limit =.*|memory_limit = ${PHP_MEMORY_LIMIT}|i"</text:span> /etc/php7/php.ini</text:p>
      <text:p text:style-name="P27">sed -i <text:span text:style-name="T5">"s|;*upload_max_filesize =.*|upload_max_filesize = ${PHP_MAX_UPLOAD}|i"</text:span> /etc/php7/php.ini</text:p>
      <text:p text:style-name="P27">sed -i <text:span text:style-name="T5">"s|;*max_file_uploads =.*|max_file_uploads = ${PHP_MAX_FILE_UPLOAD}|i"</text:span> /etc/php7/php.ini</text:p>
      <text:p text:style-name="P27">sed -i <text:span text:style-name="T5">"s|;*post_max_size =.*|post_max_size = ${PHP_MAX_POST}|i"</text:span> /etc/php7/php.ini</text:p>
      <text:p text:style-name="P36">sed -i <text:span text:style-name="T5">"s|;*cgi.fix_pathinfo=.*|cgi.fix_pathinfo= ${PHP_CGI_FIX_PATHINFO}|i"</text:span> /etc/php7/php.ini</text:p>
      <text:p text:style-name="P11"/>
      <text:p text:style-name="P12"/>
      <text:p text:style-name="P12"/>
      <text:p text:style-name="P12"/>
      <text:p text:style-name="P12"/>
      <text:p text:style-name="P10"><text:soft-page-break/><text:span text:style-name="T8">nginx.conf</text:span><text:span text:style-name="T9"> :</text:span></text:p>
      <text:p text:style-name="P12"/>
      <text:p text:style-name="P16">user <text:tab/><text:tab/><text:tab/><text:tab/><text:tab/><text:tab/>www;</text:p>
      <text:p text:style-name="P26">worker_processes<text:tab/><text:tab/><text:tab/><text:tab/>auto;</text:p>
      <text:p text:style-name="P26"/>
      <text:p text:style-name="P26">error_log<text:tab/><text:tab/><text:tab/><text:tab/><text:tab/>/var/log/nginx/error.log warn;</text:p>
      <text:p text:style-name="P26"/>
      <text:p text:style-name="P26">events <text:span text:style-name="T3">{</text:span></text:p>
      <text:p text:style-name="P26"><text:s text:c="4"/>worker_connections<text:tab/><text:tab/><text:tab/>1024;</text:p>
      <text:p text:style-name="P29">}</text:p>
      <text:p text:style-name="P26"/>
      <text:p text:style-name="P26">http <text:span text:style-name="T3">{</text:span></text:p>
      <text:p text:style-name="P26"><text:s text:c="4"/>include<text:tab/><text:tab/><text:tab/><text:tab/><text:tab/>/etc/nginx/mime.types;</text:p>
      <text:p text:style-name="P26"><text:s text:c="4"/>default_type<text:tab/><text:tab/><text:tab/><text:tab/>application/octet-stream;</text:p>
      <text:p text:style-name="P26"><text:s text:c="4"/>sendfile<text:tab/><text:tab/><text:tab/><text:tab/>on;</text:p>
      <text:p text:style-name="P26"><text:s text:c="4"/>access_log<text:tab/><text:tab/><text:tab/><text:tab/>/var/log/nginx/access.log;</text:p>
      <text:p text:style-name="P26"><text:s text:c="4"/>keepalive_timeout<text:tab/><text:tab/><text:tab/>3000;</text:p>
      <text:p text:style-name="P26"><text:s text:c="4"/>server <text:span text:style-name="T3">{</text:span></text:p>
      <text:p text:style-name="P26"><text:s text:c="8"/>listen<text:tab/><text:tab/><text:tab/><text:tab/>5050 ssl;</text:p>
      <text:p text:style-name="P26"><text:s text:c="8"/>ssl_certificate<text:tab/><text:tab/><text:tab/>/etc/ssl/certs/nginx.crt;</text:p>
      <text:p text:style-name="P26"><text:s text:c="8"/>ssl_certificate_key<text:tab/><text:tab/>/etc/ssl/private/nginx.key;</text:p>
      <text:p text:style-name="P26"/>
      <text:p text:style-name="P26"><text:s text:c="8"/>root<text:tab/><text:tab/><text:tab/><text:tab/>/www/wordpress;</text:p>
      <text:p text:style-name="P26"><text:s text:c="8"/>index<text:tab/><text:tab/><text:tab/><text:tab/>index.html index.htm index.php;</text:p>
      <text:p text:style-name="P26"><text:s text:c="8"/>client_max_body_size<text:tab/><text:tab/>32m;</text:p>
      <text:p text:style-name="P26"><text:s text:c="8"/>location ~ <text:span text:style-name="T14">\.</text:span>php<text:span text:style-name="T13">$ </text:span><text:span text:style-name="T3">{</text:span></text:p>
      <text:p text:style-name="P26"><text:s text:c="12"/>fastcgi_pass<text:tab/><text:tab/>127.0.0.1:9000;</text:p>
      <text:p text:style-name="P26"><text:s text:c="12"/>fastcgi_index<text:tab/><text:tab/>index.php;</text:p>
      <text:p text:style-name="P26"><text:s text:c="12"/>include<text:tab/><text:tab/><text:tab/>fastcgi.conf;</text:p>
      <text:p text:style-name="P26"><text:s text:c="8"/><text:span text:style-name="T3">}</text:span></text:p>
      <text:p text:style-name="P35"><text:s text:c="4"/><text:span text:style-name="T3">}</text:span></text:p>
      <text:p text:style-name="P12">Ce fichier de configuration a également été repris du guide d'installation de PHP7 sur NGINX Alpine :</text:p>
      <text:p text:style-name="P11"><text:a xlink:type="simple" xlink:href="https://wiki.alpinelinux.org/wiki/Nginx_with_PHP#PHP7_Installation" text:style-name="Internet_20_link" text:visited-style-name="Visited_20_Internet_20_Link"><text:span text:style-name="T11">https://wiki.alpinelinux.org/wiki/Nginx_with_PHP#PHP7_Installation</text:span></text:a><text:span text:style-name="T10"> </text:span></text:p>
      <text:p text:style-name="P12"/>
      <text:p text:style-name="P12">On voit que la différence principale (outre le port, puisque notre wordpress doit tourner sur le port 5050), est le bloc PHP situé à la fin, et qui indique les informations de configuration pour PHP.</text:p>
      <text:p text:style-name="P12"/>
      <text:p text:style-name="P12"/>
      <text:p text:style-name="P12"/>
      <text:p text:style-name="P12"/>
      <text:p text:style-name="P12"/>
      <text:p text:style-name="P12"/>
      <text:p text:style-name="P12"/>
      <text:p text:style-name="P12"/>
      <text:p text:style-name="P12"/>
      <text:p text:style-name="P11"><text:soft-page-break/><text:span text:style-name="T11">wp-config.php</text:span><text:span text:style-name="T10"> :</text:span></text:p>
      <text:p text:style-name="P12"/>
      <text:p text:style-name="P9">&lt;?php</text:p>
      <text:p text:style-name="P25"/>
      <text:p text:style-name="P32">// ** MySQL settings - You can get this info from your web host ** //</text:p>
      <text:p text:style-name="P30">/** The name of the database for WordPress */</text:p>
      <text:p text:style-name="P25"><text:span text:style-name="T15">define</text:span>( <text:span text:style-name="T5">'DB_NAME'</text:span>, <text:span text:style-name="T5">'wordpress'</text:span> );</text:p>
      <text:p text:style-name="P25"/>
      <text:p text:style-name="P30">/** MySQL database username */</text:p>
      <text:p text:style-name="P25"><text:span text:style-name="T15">define</text:span>( <text:span text:style-name="T5">'DB_USER'</text:span>, <text:span text:style-name="T5">'wp_user'</text:span> );</text:p>
      <text:p text:style-name="P25"/>
      <text:p text:style-name="P30">/** MySQL database password */</text:p>
      <text:p text:style-name="P25"><text:span text:style-name="T15">define</text:span>( <text:span text:style-name="T5">'DB_PASSWORD'</text:span>, <text:span text:style-name="T5">'wp_database_user'</text:span> );</text:p>
      <text:p text:style-name="P25"/>
      <text:p text:style-name="P30">/** MySQL hostname */</text:p>
      <text:p text:style-name="P25"><text:span text:style-name="T15">define</text:span>( <text:span text:style-name="T5">'DB_HOST'</text:span>, <text:span text:style-name="T5">'mysql-svc.default.svc.cluster.local'</text:span> );</text:p>
      <text:p text:style-name="P25"/>
      <text:p text:style-name="P30">/** Database Charset to use in creating database tables. */</text:p>
      <text:p text:style-name="P25"><text:span text:style-name="T15">define</text:span>( <text:span text:style-name="T5">'DB_CHARSET'</text:span>, <text:span text:style-name="T5">'utf8'</text:span> );</text:p>
      <text:p text:style-name="P25"/>
      <text:p text:style-name="P30">/** The Database Collate type. Don't change this if in doubt. */</text:p>
      <text:p text:style-name="P25"><text:span text:style-name="T15">define</text:span>( <text:span text:style-name="T5">'DB_COLLATE'</text:span>, <text:span text:style-name="T5">''</text:span> );</text:p>
      <text:p text:style-name="P25"/>
      <text:p text:style-name="P30">/**#@+</text:p>
      <text:p text:style-name="P31"><text:s/><text:span text:style-name="T7">* Authentication Unique Keys and Salts.</text:span></text:p>
      <text:p text:style-name="P31"><text:s/><text:span text:style-name="T7">*</text:span></text:p>
      <text:p text:style-name="P31"><text:s/><text:span text:style-name="T7">* Change these to different unique phrases!</text:span></text:p>
      <text:p text:style-name="P31"><text:s/><text:span text:style-name="T7">* You can generate these using the {@link https://api.wordpress.org/secret-key/1.1/salt/ WordPress.org secret-key service}</text:span></text:p>
      <text:p text:style-name="P31"><text:s/><text:span text:style-name="T7">* You can change these at any point in time to invalidate all existing cookies. This will force all users to have to log in again.</text:span></text:p>
      <text:p text:style-name="P31"><text:s/><text:span text:style-name="T7">*</text:span></text:p>
      <text:p text:style-name="P31"><text:s/><text:span text:style-name="T7">* @since 2.6.0</text:span></text:p>
      <text:p text:style-name="P31"><text:s/><text:span text:style-name="T7">*/</text:span></text:p>
      <text:p text:style-name="P25"><text:span text:style-name="T15">define</text:span>( <text:span text:style-name="T5">'AUTH_KEY'</text:span>, <text:s text:c="8"/><text:span text:style-name="T5">'tx3#K&lt;[mtQO(PLT1=BKI+Iw{BX?r8}Z33c@w{[E8sPaIA3cqU|J|wT- ]nk))x3='</text:span> );</text:p>
      <text:p text:style-name="P25"><text:span text:style-name="T15">define</text:span>( <text:span text:style-name="T5">'SECURE_AUTH_KEY'</text:span>, <text:s/><text:span text:style-name="T5">'2.,h|=A8hF1zr#e^u--(G`;iKTl:BVsq(&amp;E&gt;Ky*re/v:,Mf]=QwlvU!T;}|0A;Ee'</text:span> );</text:p>
      <text:p text:style-name="P25"><text:span text:style-name="T15">define</text:span>( <text:span text:style-name="T5">'LOGGED_IN_KEY'</text:span>, <text:s text:c="3"/><text:span text:style-name="T5">'7jwpT8x%wR:T~!}_VoM]?++hQZDv1Y2[^G%Nvh9bln5h:BBtp{T}VzegWVJGTca-'</text:span> );</text:p>
      <text:p text:style-name="P25"><text:span text:style-name="T15">define</text:span>( <text:span text:style-name="T5">'NONCE_KEY'</text:span>, <text:s text:c="7"/><text:span text:style-name="T5">'RQWBAc;&gt;%&gt;-6fUu&gt;jw])#W_+h&amp;a8pkN8An&lt;+O$rp99DKOsp&amp;nF(v4RsH: igi$Kc'</text:span> );</text:p>
      <text:p text:style-name="P25"><text:span text:style-name="T15">define</text:span>( <text:span text:style-name="T5">'AUTH_SALT'</text:span>, <text:s text:c="7"/><text:span text:style-name="T5">'57nAineZ`LMyt-N|0h{Nv VNdi,GJ+Y#+t{=u3w|`=_;7+!g`(Q{}O^XK$1&gt;-=u:'</text:span> );</text:p>
      <text:p text:style-name="P25"><text:span text:style-name="T15">define</text:span>( <text:span text:style-name="T5">'SECURE_AUTH_SALT'</text:span>, <text:span text:style-name="T5">'&gt;6UC-OH*$*(e3)][;fZ{D/3XsKmq}(&amp;!b4=P_bw/q 9q1S;G]~DG.LP=~u3&amp;li]-'</text:span> );</text:p>
      <text:p text:style-name="P25"><text:span text:style-name="T15">define</text:span>( <text:span text:style-name="T5">'LOGGED_IN_SALT'</text:span>, <text:s text:c="2"/><text:span text:style-name="T5">'oO TW)Heiy3muKrf,gb^E{aix{|+ivOYzzYYT`,0*ZQ&lt;;Vw&amp;`I:N?s(YsGhI%+!9'</text:span> );</text:p>
      <text:p text:style-name="P25"><text:span text:style-name="T15">define</text:span>( <text:span text:style-name="T5">'NONCE_SALT'</text:span>, <text:s text:c="6"/><text:span text:style-name="T5">'cJ~d|h: G8Kom=`7e#`k]_;WKMp4ZF,&lt;b@B!Kv*+N,l0Bg#04D!&gt;_~j;cr~Ks+Vt'</text:span> );</text:p>
      <text:p text:style-name="P25"/>
      <text:p text:style-name="P30"><text:soft-page-break/></text:p>
      <text:p text:style-name="P25"><text:span text:style-name="T13">$table_prefix</text:span> <text:span text:style-name="T3">=</text:span> <text:span text:style-name="T5">'wp_'</text:span>;</text:p>
      <text:p text:style-name="P30"/>
      <text:p text:style-name="P25"><text:span text:style-name="T15">define</text:span>( <text:span text:style-name="T5">'WP_DEBUG'</text:span>, <text:span text:style-name="T16">false</text:span> );</text:p>
      <text:p text:style-name="P25"/>
      <text:p text:style-name="P32">/* That's all, stop editing! Happy publishing. */</text:p>
      <text:p text:style-name="P25"/>
      <text:p text:style-name="P30">/** Absolute path to the WordPress directory. */</text:p>
      <text:p text:style-name="P25"><text:span text:style-name="T16">if</text:span> ( <text:span text:style-name="T3">!</text:span> <text:span text:style-name="T15">defined</text:span>( <text:span text:style-name="T5">'ABSPATH'</text:span> ) ) {</text:p>
      <text:p text:style-name="P25"><text:s text:c="4"/><text:span text:style-name="T15">define</text:span>( <text:span text:style-name="T5">'ABSPATH'</text:span>, __DIR__ <text:span text:style-name="T3">.</text:span> <text:span text:style-name="T5">'/'</text:span> );</text:p>
      <text:p text:style-name="P25">}</text:p>
      <text:p text:style-name="P25"/>
      <text:p text:style-name="P30">/** Sets up WordPress vars and included files. */</text:p>
      <text:p text:style-name="P34"><text:span text:style-name="T16">require_once</text:span> ABSPATH <text:span text:style-name="T3">.</text:span> <text:span text:style-name="T5">'wp-settings.php'</text:span>;</text:p>
      <text:p text:style-name="P12"/>
      <text:p text:style-name="P10"><text:span text:style-name="T1">Explications</text:span><text:span text:style-name="T9"> :</text:span></text:p>
      <text:p text:style-name="P12"/>
      <text:p text:style-name="P13"><text:span text:style-name="T1">La base de données Mysql (mariadb) qu'on va utiliser pour faire fonctionner Wordpress va se trouver dans un pod différent sur notre cluster Kubernetes. On a définit, dans la configuration de cette base de données, des </text:span><text:span text:style-name="T2">utilisateurs distants </text:span><text:span text:style-name="T1">(remote users), dont :</text:span></text:p>
      <text:p text:style-name="P20">wp_user:wp_database_user</text:p>
      <text:p text:style-name="P14"/>
      <text:p text:style-name="P14">C'est pourquoi on utilise cet utilisateur dans notre fichier de configuration.</text:p>
      <text:p text:style-name="P14"/>
      <text:p text:style-name="P14">On voit également la ligne suivante, qui définit l'hôte de notre base de données :</text:p>
      <text:p text:style-name="P19"><text:span text:style-name="T17">define</text:span><text:span text:style-name="T1">( </text:span><text:span text:style-name="T6">'DB_HOST'</text:span><text:span text:style-name="T1">, </text:span><text:span text:style-name="T6">'mysql-svc.default.svc.cluster.local'</text:span><text:span text:style-name="T1"> );</text:span></text:p>
      <text:p text:style-name="P14"/>
      <text:p text:style-name="P14">Cela nous permet de dire à wordpress que l'hôte de notre base de données est le service nommé "mysql-svc", port 3306 (port par défaut). En effet, Kubernetes met en place un service DNS qui permet de renvoyer la ClusterIP d'un service lorsqu'on requiert le nom de domaine suivante :</text:p>
      <text:p text:style-name="P14"/>
      <text:p text:style-name="P20">&lt;service-name&gt;.&lt;namespace&gt;.svc.cluster.local</text:p>
      <text:p text:style-name="P14"/>
      <text:p text:style-name="P13"><text:span text:style-name="T1">Voir : </text:span><text:a xlink:type="simple" xlink:href="https://kubernetes.io/fr/docs/concepts/services-networking/dns-pod-service/" text:style-name="Internet_20_link" text:visited-style-name="Visited_20_Internet_20_Link">https://kubernetes.io/fr/docs/concepts/services-networking/dns-pod-service/</text:a><text:span text:style-name="T1">.</text:span></text:p>
      <text:p text:style-name="P14"/>
      <text:p text:style-name="P14">Bref, la ligne ci-dessus veut dire que l'hôte de ma base de donnée est le service nommé "mysql-svc", port 3306. Ce service va renvoyer tout son traffic qu'il reçoit sur le port 3306 au pod qui fait tourner mysql (mariadb), sur le target port 3306.</text:p>
      <text:p text:style-name="P14"/>
      <text:p text:style-name="P14">Pour information, le fichier YAML de configuration du service mysql est le suivant :</text:p>
      <text:p text:style-name="P14"/>
      <text:p text:style-name="P14"/>
      <text:p text:style-name="P14"/>
      <text:p text:style-name="P14"/>
      <text:p text:style-name="P18"><text:soft-page-break/>apiVersion: v1</text:p>
      <text:p text:style-name="P28">kind: Service</text:p>
      <text:p text:style-name="P25">metadata:</text:p>
      <text:p text:style-name="P25"><text:s text:c="8"/>name: <text:span text:style-name="T18">mysql-svc</text:span></text:p>
      <text:p text:style-name="P25"><text:s text:c="8"/>labels:</text:p>
      <text:p text:style-name="P25"><text:s text:c="16"/>app: mysql</text:p>
      <text:p text:style-name="P25">spec:</text:p>
      <text:p text:style-name="P25"><text:s text:c="8"/>type: ClusterIP</text:p>
      <text:p text:style-name="P25"><text:s text:c="8"/>selector:</text:p>
      <text:p text:style-name="P25"><text:s text:c="16"/>app: mysql</text:p>
      <text:p text:style-name="P25"><text:s text:c="8"/>ports:</text:p>
      <text:p text:style-name="P25"><text:s text:c="8"/>- port: 3306</text:p>
      <text:p text:style-name="P25"><text:s text:c="10"/>targetPort: 3306</text:p>
      <text:p text:style-name="P34"><text:s text:c="10"/>name: mysql</text:p>
      <text:p text:style-name="P14"/>
      <text:p text:style-name="P14"/>
      <text:p text:style-name="P14"/>
      <text:p text:style-name="P14"/>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6M3S</meta:editing-duration>
    <meta:editing-cycles>6</meta:editing-cycles>
    <meta:generator>OpenOffice/4.1.5$Win32 OpenOffice.org_project/415m1$Build-9789</meta:generator>
    <dc:date>2021-03-04T12:08:56.97</dc:date>
    <meta:document-statistic meta:table-count="0" meta:image-count="0" meta:object-count="0" meta:page-count="7" meta:paragraph-count="164" meta:word-count="1033" meta:character-count="8769"/>
    <meta:user-defined meta:name="Info 1"/>
    <meta:user-defined meta:name="Info 2"/>
    <meta:user-defined meta:name="Info 3"/>
    <meta:user-defined meta:name="Info 4"/>
  </office:meta>
</office:document-meta>
</file>